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Preformatted_20_Text">
      <style:text-properties fo:color="#000000" style:font-name="Bitstream Vera Sans Mono" fo:font-size="8pt" style:font-size-asian="8pt" style:font-size-complex="8pt"/>
    </style:style>
    <style:style style:name="P2" style:family="paragraph" style:parent-style-name="Preformatted_20_Text">
      <style:text-properties fo:font-variant="normal" fo:text-transform="none" fo:color="#000000" style:font-name="Bitstream Vera Sans Mono" fo:font-size="8pt" fo:background-color="#ffffff" style:font-size-asian="8pt" style:font-size-complex="8pt"/>
    </style:style>
    <style:style style:name="P3" style:family="paragraph" style:parent-style-name="Preformatted_20_Text">
      <style:paragraph-properties fo:margin-top="0cm" fo:margin-bottom="0.499cm"/>
      <style:text-properties fo:color="#000000" style:font-name="Bitstream Vera Sans Mono" fo:font-size="8pt" style:font-size-asian="8pt" style:font-size-complex="8pt"/>
    </style:style>
    <style:style style:name="P4" style:family="paragraph" style:parent-style-name="Standard">
      <style:text-properties fo:color="#000000" style:font-name="Bitstream Vera Sans Mono" fo:font-size="8pt" style:font-size-asian="8pt" style:font-size-complex="8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"/>1: </text:span><text:span text:style-name="T2">public</text:span> <text:span text:style-name="T2">class</text:span> HumanList <text:span text:style-name="T2">{</text:span></text:p>
      <text:p text:style-name="P1"><text:span text:style-name="T1"><text:s text:c="2"/>2: </text:span><text:s text:c="3"/><text:span text:style-name="T3">//Campos base</text:span></text:p>
      <text:p text:style-name="P1"><text:span text:style-name="T1"><text:s text:c="2"/>3: </text:span><text:s text:c="3"/><text:span text:style-name="T2">private</text:span> HumanNode first<text:span text:style-name="T2">;</text:span></text:p>
      <text:p text:style-name="P1"><text:span text:style-name="T1"><text:s text:c="2"/>4: </text:span><text:s text:c="3"/><text:span text:style-name="T2">private</text:span> HumanNode last<text:span text:style-name="T2">;</text:span></text:p>
      <text:p text:style-name="P1"><text:span text:style-name="T1"><text:s text:c="2"/>5: </text:span><text:s text:c="3"/><text:span text:style-name="T3">//Tamanho da lista</text:span></text:p>
      <text:p text:style-name="P1"><text:span text:style-name="T1"><text:s text:c="2"/>6: </text:span><text:s text:c="3"/><text:span text:style-name="T2">int</text:span> nodeCount = 0<text:span text:style-name="T2">;</text:span></text:p>
      <text:p text:style-name="P1"><text:span text:style-name="T1"><text:s text:c="2"/>7: </text:span><text:s text:c="3"/><text:span text:style-name="T3">//Construtor</text:span></text:p>
      <text:p text:style-name="P1"><text:span text:style-name="T1"><text:s text:c="2"/>8: </text:span><text:s text:c="3"/><text:span text:style-name="T2">public</text:span> HumanList <text:span text:style-name="T2">()</text:span> <text:span text:style-name="T2">{</text:span></text:p>
      <text:p text:style-name="P1"><text:span text:style-name="T1"><text:s text:c="2"/>9: </text:span><text:s text:c="3"/><text:span text:style-name="T2">}</text:span> <text:s text:c="6"/></text:p>
      <text:p text:style-name="P1"><text:span text:style-name="T1"><text:s/>10: </text:span><text:s text:c="3"/><text:span text:style-name="T3">/** <text:s text:c="4"/>Insere um nodo por atributos <text:s text:c="3"/>*/</text:span></text:p>
      <text:p text:style-name="P1"><text:span text:style-name="T1"><text:s/>11: </text:span><text:s text:c="3"/><text:span text:style-name="T2">public</text:span> <text:span text:style-name="T2">void</text:span> insere <text:span text:style-name="T2">(</text:span> <text:s text:c="3"/>String <text:s/>n<text:span text:style-name="T2">,</text:span></text:p>
      <text:p text:style-name="P1"><text:span text:style-name="T1"><text:s/>12: </text:span><text:s text:c="27"/>String <text:s/>a<text:span text:style-name="T2">,</text:span></text:p>
      <text:p text:style-name="P1"><text:span text:style-name="T1"><text:s/>13: </text:span><text:s text:c="27"/>String <text:s/>c<text:span text:style-name="T2">,</text:span></text:p>
      <text:p text:style-name="P1"><text:span text:style-name="T1"><text:s/>14: </text:span><text:s text:c="27"/><text:span text:style-name="T2">char</text:span> <text:s text:c="3"/>s<text:span text:style-name="T2">,</text:span></text:p>
      <text:p text:style-name="P1"><text:span text:style-name="T1"><text:s/>15: </text:span><text:s text:c="27"/><text:span text:style-name="T2">int</text:span> <text:s text:c="4"/>i </text:p>
      <text:p text:style-name="P1"><text:span text:style-name="T1"><text:s/>16: </text:span><text:s text:c="19"/><text:span text:style-name="T2">)</text:span> <text:span text:style-name="T2">{</text:span> <text:s text:c="12"/></text:p>
      <text:p text:style-name="P2"><text:s/>17: </text:p>
      <text:p text:style-name="P1"><text:span text:style-name="T1"><text:s/>18: </text:span><text:s text:c="11"/>HumanNode nod = <text:span text:style-name="T2">new</text:span> HumanNode <text:span text:style-name="T2">(</text:span> n<text:span text:style-name="T2">,</text:span> a<text:span text:style-name="T2">,</text:span> c<text:span text:style-name="T2">,</text:span> s<text:span text:style-name="T2">,</text:span> i <text:span text:style-name="T2">);</text:span></text:p>
      <text:p text:style-name="P1"><text:span text:style-name="T1"><text:s/>19: </text:span><text:s text:c="11"/></text:p>
      <text:p text:style-name="P1"><text:span text:style-name="T1"><text:s/>20: </text:span><text:s text:c="11"/><text:span text:style-name="T2">if</text:span> <text:span text:style-name="T2">(</text:span> <text:span text:style-name="T2">this.</text:span>empty<text:span text:style-name="T2">()</text:span> <text:span text:style-name="T2">)</text:span> <text:span text:style-name="T2">{</text:span></text:p>
      <text:p text:style-name="P1"><text:span text:style-name="T1"><text:s/>21: </text:span><text:s text:c="19"/>first = last = nod<text:span text:style-name="T2">;</text:span> <text:s text:c="20"/></text:p>
      <text:p text:style-name="P1"><text:span text:style-name="T1"><text:s/>22: </text:span><text:s text:c="11"/><text:span text:style-name="T2">}</text:span></text:p>
      <text:p text:style-name="P1"><text:span text:style-name="T1"><text:s/>23: </text:span><text:s text:c="11"/><text:span text:style-name="T2">else</text:span> <text:span text:style-name="T2">{</text:span></text:p>
      <text:p text:style-name="P1"><text:span text:style-name="T1"><text:s/>24: </text:span><text:s text:c="19"/>last<text:span text:style-name="T2">.</text:span>next = nod<text:span text:style-name="T2">;</text:span></text:p>
      <text:p text:style-name="P1"><text:span text:style-name="T1"><text:s/>25: </text:span><text:s text:c="19"/>nod<text:span text:style-name="T2">.</text:span>prev = last<text:span text:style-name="T2">;</text:span></text:p>
      <text:p text:style-name="P1"><text:span text:style-name="T1"><text:s/>26: </text:span><text:s text:c="19"/>last = nod<text:span text:style-name="T2">;</text:span></text:p>
      <text:p text:style-name="P1"><text:span text:style-name="T1"><text:s/>27: </text:span><text:s text:c="11"/><text:span text:style-name="T2">}</text:span></text:p>
      <text:p text:style-name="P1"><text:span text:style-name="T1"><text:s/>28: </text:span><text:s text:c="11"/>nodeCount++<text:span text:style-name="T2">;</text:span></text:p>
      <text:p text:style-name="P1"><text:span text:style-name="T1"><text:s/>29: </text:span><text:s text:c="11"/></text:p>
      <text:p text:style-name="P1"><text:span text:style-name="T1"><text:s/>30: </text:span><text:s text:c="3"/><text:span text:style-name="T2">}</text:span></text:p>
      <text:p text:style-name="P1"><text:span text:style-name="T1"><text:s/>31: </text:span><text:s text:c="3"/><text:span text:style-name="T3">/** <text:s text:c="4"/>Insere um nodo instanciado <text:s text:c="5"/>*/</text:span></text:p>
      <text:p text:style-name="P1"><text:span text:style-name="T1"><text:s/>32: </text:span><text:s text:c="3"/><text:span text:style-name="T2">public</text:span> <text:span text:style-name="T2">void</text:span> insere <text:span text:style-name="T2">(</text:span>HumanNode nod<text:span text:style-name="T2">)</text:span> <text:span text:style-name="T2">{</text:span></text:p>
      <text:p text:style-name="P1"><text:span text:style-name="T1"><text:s/>33: </text:span><text:s text:c="11"/><text:span text:style-name="T2">if</text:span> <text:span text:style-name="T2">(</text:span> <text:span text:style-name="T2">this.</text:span>empty<text:span text:style-name="T2">()</text:span> <text:span text:style-name="T2">)</text:span> <text:span text:style-name="T2">{</text:span></text:p>
      <text:p text:style-name="P1"><text:span text:style-name="T1"><text:s/>34: </text:span><text:s text:c="19"/>first = last = nod<text:span text:style-name="T2">;</text:span> <text:s text:c="20"/></text:p>
      <text:p text:style-name="P1"><text:span text:style-name="T1"><text:s/>35: </text:span><text:s text:c="11"/><text:span text:style-name="T2">}</text:span></text:p>
      <text:p text:style-name="P1"><text:span text:style-name="T1"><text:s/>36: </text:span><text:s text:c="11"/><text:span text:style-name="T2">else</text:span> <text:span text:style-name="T2">{</text:span></text:p>
      <text:p text:style-name="P1"><text:span text:style-name="T1"><text:s/>37: </text:span><text:s text:c="19"/>last<text:span text:style-name="T2">.</text:span>next = nod<text:span text:style-name="T2">;</text:span></text:p>
      <text:p text:style-name="P1"><text:span text:style-name="T1"><text:s/>38: </text:span><text:s text:c="19"/>nod<text:span text:style-name="T2">.</text:span>prev = last<text:span text:style-name="T2">;</text:span></text:p>
      <text:p text:style-name="P1"><text:span text:style-name="T1"><text:s/>39: </text:span><text:s text:c="19"/>last = nod<text:span text:style-name="T2">;</text:span></text:p>
      <text:p text:style-name="P1"><text:span text:style-name="T1"><text:s/>40: </text:span><text:s text:c="11"/><text:span text:style-name="T2">}</text:span></text:p>
      <text:p text:style-name="P1"><text:span text:style-name="T1"><text:s/>41: </text:span><text:s text:c="11"/>nodeCount++<text:span text:style-name="T2">;</text:span></text:p>
      <text:p text:style-name="P1"><text:span text:style-name="T1"><text:s/>42: </text:span><text:s text:c="3"/><text:span text:style-name="T2">}</text:span></text:p>
      <text:p text:style-name="P1"><text:span text:style-name="T1"><text:s/>43: </text:span><text:s text:c="3"/><text:span text:style-name="T3">/** <text:s text:c="4"/>Retorn um nodo na posicao x da lista */</text:span></text:p>
      <text:p text:style-name="P1"><text:span text:style-name="T1"><text:s/>44: </text:span><text:s text:c="3"/><text:span text:style-name="T2">public</text:span> HumanNode getNodo <text:span text:style-name="T2">(</text:span> <text:span text:style-name="T2">int</text:span> x <text:span text:style-name="T2">)</text:span> <text:span text:style-name="T2">{</text:span></text:p>
      <text:p text:style-name="P2"><text:s/>45: </text:p>
      <text:p text:style-name="P1"><text:span text:style-name="T1"><text:s/>46: </text:span><text:s text:c="11"/>HumanNode n<text:span text:style-name="T2">;</text:span></text:p>
      <text:p text:style-name="P1"><text:span text:style-name="T1"><text:s/>47: </text:span><text:s text:c="11"/></text:p>
      <text:p text:style-name="P1"><text:span text:style-name="T1"><text:s/>48: </text:span><text:s text:c="11"/><text:span text:style-name="T2">if</text:span> <text:span text:style-name="T2">(</text:span> x &lt; <text:span text:style-name="T2">this.</text:span>size<text:span text:style-name="T2">()</text:span> <text:span text:style-name="T2">)</text:span> <text:span text:style-name="T2">{</text:span> <text:s text:c="15"/></text:p>
      <text:p text:style-name="P1"><text:span text:style-name="T1"><text:s/>49: </text:span><text:s text:c="19"/>n = first<text:span text:style-name="T2">;</text:span> <text:s text:c="13"/></text:p>
      <text:p text:style-name="P1"><text:span text:style-name="T1"><text:s/>50: </text:span><text:s text:c="19"/><text:span text:style-name="T2">while</text:span> <text:span text:style-name="T2">(</text:span> x-- &gt; 0<text:span text:style-name="T2">)</text:span> n = n<text:span text:style-name="T2">.</text:span>next<text:span text:style-name="T2">;</text:span></text:p>
      <text:p text:style-name="P1"><text:span text:style-name="T1"><text:s/>51: </text:span><text:s text:c="11"/><text:span text:style-name="T2">}</text:span></text:p>
      <text:p text:style-name="P1"><text:span text:style-name="T1"><text:s/>52: </text:span><text:s text:c="11"/><text:span text:style-name="T2">else</text:span> <text:span text:style-name="T2">{</text:span></text:p>
      <text:p text:style-name="P1"><text:span text:style-name="T1"><text:s/>53: </text:span><text:s text:c="19"/>n = last<text:span text:style-name="T2">;</text:span></text:p>
      <text:p text:style-name="P1"><text:span text:style-name="T1"><text:s/>54: </text:span><text:s text:c="19"/><text:span text:style-name="T2">while</text:span> <text:span text:style-name="T2">(</text:span> x++ &lt; <text:span text:style-name="T2">this.</text:span>size<text:span text:style-name="T2">()</text:span> <text:span text:style-name="T2">)</text:span> n = n<text:span text:style-name="T2">.</text:span>prev<text:span text:style-name="T2">;</text:span></text:p>
      <text:p text:style-name="P1"><text:span text:style-name="T1"><text:s/>55: </text:span><text:s text:c="11"/><text:span text:style-name="T2">}</text:span></text:p>
      <text:p text:style-name="P1"><text:span text:style-name="T1"><text:s/>56: </text:span><text:s text:c="11"/></text:p>
      <text:p text:style-name="P1"><text:span text:style-name="T1"><text:s/>57: </text:span><text:s text:c="11"/><text:span text:style-name="T2">return</text:span> n<text:span text:style-name="T2">;</text:span> <text:s text:c="30"/></text:p>
      <text:p text:style-name="P1"><text:span text:style-name="T1"><text:s/>58: </text:span><text:s text:c="3"/><text:span text:style-name="T2">}</text:span></text:p>
      <text:p text:style-name="P1"><text:span text:style-name="T1"><text:s/>59: </text:span><text:s text:c="3"/><text:span text:style-name="T3">/** <text:s text:c="4"/>Pesquisa os nodos da lista em busca de um com o Campo CPF determinado */</text:span></text:p>
      <text:p text:style-name="P1"><text:span text:style-name="T1"><text:s/>60: </text:span><text:s text:c="3"/><text:span text:style-name="T2">public</text:span> HumanNode getByCPF <text:span text:style-name="T2">(</text:span> String cpf <text:span text:style-name="T2">)</text:span> <text:span text:style-name="T2">{</text:span></text:p>
      <text:p text:style-name="P2"><text:s/>61: </text:p>
      <text:p text:style-name="P1"><text:span text:style-name="T1"><text:s/>62: </text:span><text:s text:c="11"/>HumanNode atual = <text:span text:style-name="T2">this.</text:span>first<text:span text:style-name="T2">;</text:span></text:p>
      <text:p text:style-name="P2"><text:s/>63: </text:p>
      <text:p text:style-name="P1"><text:span text:style-name="T1"><text:s/>64: </text:span><text:s text:c="11"/><text:span text:style-name="T2">int</text:span> x = 0<text:span text:style-name="T2">;</text:span></text:p>
      <text:p text:style-name="P2"><text:s/>65: </text:p>
      <text:p text:style-name="P1"><text:span text:style-name="T1"><text:s/>66: </text:span><text:s text:c="11"/><text:span text:style-name="T2">while</text:span> <text:span text:style-name="T2">(</text:span> x &lt; <text:span text:style-name="T2">this.</text:span>size<text:span text:style-name="T2">()</text:span> <text:span text:style-name="T2">)</text:span> <text:span text:style-name="T2">{</text:span></text:p>
      <text:p text:style-name="P1"><text:span text:style-name="T1"><text:s/>67: </text:span><text:s text:c="19"/><text:span text:style-name="T2">if</text:span> <text:span text:style-name="T2">(</text:span> cpf<text:span text:style-name="T2">.</text:span>equalsIgnoreCase <text:span text:style-name="T2">(</text:span>atual<text:span text:style-name="T2">.</text:span>getCPF<text:span text:style-name="T2">())</text:span> <text:span text:style-name="T2">)</text:span> <text:span text:style-name="T2">return</text:span> atual<text:span text:style-name="T2">;</text:span></text:p>
      <text:p text:style-name="P1"><text:span text:style-name="T1"><text:s/>68: </text:span><text:s text:c="19"/><text:span text:style-name="T2">else</text:span> <text:span text:style-name="T2">{</text:span> </text:p>
      <text:p text:style-name="P1"><text:span text:style-name="T1"><text:s/>69: </text:span><text:s text:c="27"/>atual = atual<text:span text:style-name="T2">.</text:span>next<text:span text:style-name="T2">;</text:span> </text:p>
      <text:p text:style-name="P1"><text:span text:style-name="T1"><text:s/>70: </text:span><text:s text:c="27"/>x++<text:span text:style-name="T2">;</text:span></text:p>
      <text:p text:style-name="P1"><text:span text:style-name="T1"><text:s/>71: </text:span><text:s text:c="19"/><text:span text:style-name="T2">}</text:span></text:p>
      <text:p text:style-name="P1"><text:span text:style-name="T1"><text:s/>72: </text:span><text:s text:c="19"/></text:p>
      <text:p text:style-name="P1"><text:span text:style-name="T1"><text:s/>73: </text:span><text:s text:c="11"/><text:span text:style-name="T2">}</text:span></text:p>
      <text:p text:style-name="P1"><text:span text:style-name="T1"><text:s/>74: </text:span><text:s text:c="12"/></text:p>
      <text:p text:style-name="P1"><text:span text:style-name="T1"><text:s/>75: </text:span><text:s text:c="11"/><text:span text:style-name="T2">return</text:span> <text:span text:style-name="T2">new</text:span> HumanNode<text:span text:style-name="T2">();</text:span></text:p>
      <text:p text:style-name="P1"><text:span text:style-name="T1"><text:s/>76: </text:span><text:s text:c="3"/><text:span text:style-name="T2">}</text:span></text:p>
      <text:p text:style-name="P1"><text:span text:style-name="T1"><text:s/>77: </text:span><text:s text:c="3"/><text:span text:style-name="T3">/** <text:s text:c="4"/>Pesquisa os nodos da lista por todos com o campo name determinado */</text:span></text:p>
      <text:p text:style-name="P1"><text:span text:style-name="T1"><text:s/>78: </text:span><text:s text:c="3"/><text:span text:style-name="T2">public</text:span> HumanList getByName <text:span text:style-name="T2">(</text:span> String name <text:span text:style-name="T2">)</text:span> <text:span text:style-name="T2">{</text:span></text:p>
      <text:p text:style-name="P1"><text:span text:style-name="T1"><text:s/>79: </text:span><text:s text:c="11"/>HumanList results = <text:span text:style-name="T2">new</text:span> HumanList<text:span text:style-name="T2">();</text:span></text:p>
      <text:p text:style-name="P1"><text:span text:style-name="T1"><text:s/>80: </text:span><text:s text:c="11"/><text:span text:style-name="T2">int</text:span> x = 0<text:span text:style-name="T2">;</text:span></text:p>
      <text:p text:style-name="P1"><text:span text:style-name="T1"><text:s/>81: </text:span><text:s text:c="11"/>HumanNode atual = <text:span text:style-name="T2">this.</text:span>first<text:span text:style-name="T2">;</text:span></text:p>
      <text:p text:style-name="P2"><text:s/>82: </text:p>
      <text:p text:style-name="P1"><text:span text:style-name="T1"><text:s/>83: </text:span><text:s text:c="11"/><text:span text:style-name="T2">while</text:span> <text:span text:style-name="T2">(</text:span> x &lt; <text:span text:style-name="T2">this.</text:span>size<text:span text:style-name="T2">()</text:span> <text:span text:style-name="T2">)</text:span> <text:span text:style-name="T2">{</text:span></text:p>
      <text:p text:style-name="P1"><text:span text:style-name="T1"><text:s/>84: </text:span><text:s text:c="19"/><text:span text:style-name="T2">if</text:span> <text:span text:style-name="T2">(</text:span> name<text:span text:style-name="T2">.</text:span>equalsIgnoreCase <text:span text:style-name="T2">(</text:span>atual<text:span text:style-name="T2">.</text:span>getName<text:span text:style-name="T2">())</text:span> <text:span text:style-name="T2">)</text:span> results<text:span text:style-name="T2">.</text:span>insere <text:span text:style-name="T2">(</text:span>atual<text:span text:style-name="T2">);</text:span></text:p>
      <text:p text:style-name="P1"><text:span text:style-name="T1"><text:s/>85: </text:span><text:s text:c="19"/>atual = atual<text:span text:style-name="T2">.</text:span>next<text:span text:style-name="T2">;</text:span> x++<text:span text:style-name="T2">;</text:span></text:p>
      <text:p text:style-name="P1"><text:span text:style-name="T1"><text:s/>86: </text:span><text:s text:c="11"/><text:span text:style-name="T2">}</text:span></text:p>
      <text:p text:style-name="P1"><text:span text:style-name="T1"><text:s/>87: </text:span><text:s text:c="11"/><text:span text:style-name="T2">return</text:span> results<text:span text:style-name="T2">;</text:span></text:p>
      <text:p text:style-name="P1"><text:span text:style-name="T1"><text:s/>88: </text:span><text:s text:c="3"/><text:span text:style-name="T2">}</text:span></text:p>
      <text:p text:style-name="P1"><text:span text:style-name="T1"><text:s/>89: </text:span><text:s text:c="3"/><text:span text:style-name="T3">/** <text:s text:c="4"/>Remove da lista um nodo instanciado <text:s text:c="4"/>*/</text:span></text:p>
      <text:p text:style-name="P1"><text:span text:style-name="T1"><text:s/>90: </text:span><text:s text:c="3"/><text:span text:style-name="T2">public</text:span> <text:span text:style-name="T2">void</text:span> removeNodo <text:span text:style-name="T2">(</text:span> HumanNode nod <text:span text:style-name="T2">)</text:span> <text:span text:style-name="T2">{</text:span> <text:s text:c="13"/></text:p>
      <text:p text:style-name="P1"><text:span text:style-name="T1"><text:s/>91: </text:span><text:s text:c="11"/><text:span text:style-name="T2">if</text:span> <text:span text:style-name="T2">(</text:span> <text:span text:style-name="T2">this.</text:span>empty<text:span text:style-name="T2">()</text:span> <text:span text:style-name="T2">)</text:span> <text:span text:style-name="T2">{</text:span></text:p>
      <text:p text:style-name="P1"><text:span text:style-name="T1"><text:s/>92: </text:span><text:s text:c="19"/>first = last = <text:span text:style-name="T2">null;</text:span></text:p>
      <text:p text:style-name="P1"><text:span text:style-name="T1"><text:s/>93: </text:span><text:s text:c="11"/><text:span text:style-name="T2">}</text:span></text:p>
      <text:p text:style-name="P1"><text:span text:style-name="T1"><text:s/>94: </text:span><text:s text:c="11"/><text:span text:style-name="T2">else</text:span> <text:span text:style-name="T2">{</text:span></text:p>
      <text:p text:style-name="P1"><text:span text:style-name="T1"><text:s/>95: </text:span><text:s text:c="19"/><text:span text:style-name="T2">if</text:span> <text:span text:style-name="T2">(</text:span> nod == first <text:span text:style-name="T2">)</text:span> <text:span text:style-name="T2">{</text:span></text:p>
      <text:p text:style-name="P1"><text:span text:style-name="T1"><text:s/>96: </text:span><text:s text:c="27"/>first = nod<text:span text:style-name="T2">.</text:span>next<text:span text:style-name="T2">;</text:span></text:p>
      <text:p text:style-name="P1"><text:span text:style-name="T1"><text:s/>97: </text:span><text:s text:c="27"/>nod<text:span text:style-name="T2">.</text:span>next<text:span text:style-name="T2">.</text:span>prev = <text:span text:style-name="T2">null;</text:span></text:p>
      <text:p text:style-name="P1"><text:span text:style-name="T1"><text:s/>98: </text:span><text:s text:c="19"/><text:span text:style-name="T2">}</text:span></text:p>
      <text:p text:style-name="P1"><text:span text:style-name="T1"><text:s/>99: </text:span><text:s text:c="19"/><text:span text:style-name="T2">else</text:span> <text:span text:style-name="T2">if</text:span> <text:span text:style-name="T2">(</text:span> nod == last <text:span text:style-name="T2">)</text:span> <text:span text:style-name="T2">{</text:span></text:p>
      <text:p text:style-name="P1"><text:span text:style-name="T1">100: </text:span><text:s text:c="27"/>last = nod<text:span text:style-name="T2">.</text:span>prev<text:span text:style-name="T2">;</text:span></text:p>
      <text:p text:style-name="P1"><text:span text:style-name="T1">101: </text:span><text:s text:c="27"/>nod<text:span text:style-name="T2">.</text:span>prev<text:span text:style-name="T2">.</text:span>next = <text:span text:style-name="T2">null;</text:span></text:p>
      <text:p text:style-name="P1"><text:span text:style-name="T1">102: </text:span><text:s text:c="19"/><text:span text:style-name="T2">}</text:span></text:p>
      <text:p text:style-name="P1"><text:span text:style-name="T1">103: </text:span><text:s text:c="19"/><text:span text:style-name="T2">else</text:span> <text:span text:style-name="T2">{</text:span></text:p>
      <text:p text:style-name="P1"><text:span text:style-name="T1">104: </text:span><text:s text:c="27"/>nod<text:span text:style-name="T2">.</text:span>next<text:span text:style-name="T2">.</text:span>prev = nod<text:span text:style-name="T2">.</text:span>prev<text:span text:style-name="T2">;</text:span></text:p>
      <text:p text:style-name="P1"><text:span text:style-name="T1">105: </text:span><text:s text:c="27"/>nod<text:span text:style-name="T2">.</text:span>prev<text:span text:style-name="T2">.</text:span>next = nod<text:span text:style-name="T2">.</text:span>next<text:span text:style-name="T2">;</text:span></text:p>
      <text:p text:style-name="P1"><text:span text:style-name="T1">106: </text:span><text:s text:c="19"/><text:span text:style-name="T2">}</text:span></text:p>
      <text:p text:style-name="P1"><text:span text:style-name="T1">107: </text:span><text:s text:c="27"/></text:p>
      <text:p text:style-name="P1"><text:span text:style-name="T1">108: </text:span><text:s text:c="11"/><text:span text:style-name="T2">}</text:span></text:p>
      <text:p text:style-name="P1"><text:span text:style-name="T1">109: </text:span><text:s text:c="11"/>nodeCount--<text:span text:style-name="T2">;</text:span></text:p>
      <text:p text:style-name="P1"><text:span text:style-name="T1">110: </text:span><text:s text:c="3"/><text:span text:style-name="T2">}</text:span></text:p>
      <text:p text:style-name="P1"><text:span text:style-name="T1">111: </text:span><text:s text:c="3"/><text:span text:style-name="T3">/** <text:s text:c="4"/>Remove o nodo na posicao x da lista <text:s text:c="4"/>*/</text:span></text:p>
      <text:p text:style-name="P1"><text:span text:style-name="T1">112: </text:span><text:s text:c="3"/><text:span text:style-name="T2">public</text:span> <text:span text:style-name="T2">void</text:span> remove <text:span text:style-name="T2">(int</text:span> x<text:span text:style-name="T2">)</text:span> <text:span text:style-name="T2">{</text:span></text:p>
      <text:p text:style-name="P1"><text:span text:style-name="T1">113: </text:span><text:s text:c="11"/>HumanNode c = getNodo <text:span text:style-name="T2">(</text:span>x<text:span text:style-name="T2">);</text:span></text:p>
      <text:p text:style-name="P1"><text:span text:style-name="T1">114: </text:span><text:s text:c="11"/><text:span text:style-name="T2">this.</text:span>removeNodo <text:span text:style-name="T2">(</text:span>c<text:span text:style-name="T2">);</text:span></text:p>
      <text:p text:style-name="P1"><text:span text:style-name="T1">115: </text:span><text:s text:c="3"/><text:span text:style-name="T2">}</text:span></text:p>
      <text:p text:style-name="P1"><text:span text:style-name="T1">116: </text:span><text:s text:c="3"/><text:span text:style-name="T3">/** <text:s text:c="4"/>Retorna <text:s/>o tamanho, ou quantidade de nodos, da lista <text:s text:c="3"/>*/</text:span></text:p>
      <text:p text:style-name="P1"><text:span text:style-name="T1">117: </text:span><text:s text:c="3"/><text:span text:style-name="T2">public</text:span> <text:span text:style-name="T2">int</text:span> size <text:span text:style-name="T2">()</text:span> <text:span text:style-name="T2">{</text:span></text:p>
      <text:p text:style-name="P1"><text:span text:style-name="T1">118: </text:span><text:s text:c="11"/><text:span text:style-name="T2">return</text:span> nodeCount<text:span text:style-name="T2">;</text:span></text:p>
      <text:p text:style-name="P1"><text:span text:style-name="T1">119: </text:span><text:s text:c="3"/><text:span text:style-name="T2">}</text:span></text:p>
      <text:p text:style-name="P1"><text:span text:style-name="T1">120: </text:span><text:s text:c="3"/><text:span text:style-name="T3">/** <text:s text:c="4"/>Retorna true caso a lista esteja vazia, caso contrario, retorna false <text:s text:c="2"/>*/</text:span></text:p>
      <text:p text:style-name="P1"><text:span text:style-name="T1">121: </text:span><text:s text:c="3"/><text:span text:style-name="T2">public</text:span> <text:span text:style-name="T2">boolean</text:span> empty <text:span text:style-name="T2">()</text:span> <text:span text:style-name="T2">{</text:span></text:p>
      <text:p text:style-name="P1"><text:span text:style-name="T1">122: </text:span><text:s text:c="11"/><text:span text:style-name="T2">if</text:span> <text:span text:style-name="T2">(</text:span> <text:span text:style-name="T2">this.</text:span>size<text:span text:style-name="T2">()</text:span> == 0 <text:span text:style-name="T2">)</text:span> <text:span text:style-name="T2">return</text:span> true<text:span text:style-name="T2">;</text:span></text:p>
      <text:p text:style-name="P1"><text:span text:style-name="T1">123: </text:span><text:s text:c="11"/><text:span text:style-name="T2">else</text:span> <text:span text:style-name="T2">return</text:span> false<text:span text:style-name="T2">;</text:span></text:p>
      <text:p text:style-name="P1"><text:span text:style-name="T1">124: </text:span><text:s text:c="3"/><text:span text:style-name="T2">}</text:span></text:p>
      <text:p text:style-name="P1"><text:span text:style-name="T1">125: </text:span><text:s text:c="3"/><text:span text:style-name="T3">/** <text:s text:c="4"/>Retorna o primeiro elemento <text:s text:c="4"/>*/</text:span></text:p>
      <text:p text:style-name="P1"><text:span text:style-name="T1">126: </text:span><text:s text:c="3"/><text:span text:style-name="T2">public</text:span> HumanNode getFirst<text:span text:style-name="T2">()</text:span> <text:span text:style-name="T2">{</text:span></text:p>
      <text:p text:style-name="P1"><text:span text:style-name="T1">127: </text:span><text:s text:c="11"/><text:span text:style-name="T2">return</text:span> <text:span text:style-name="T2">this.</text:span>first<text:span text:style-name="T2">;</text:span></text:p>
      <text:p text:style-name="P1"><text:span text:style-name="T1">128: </text:span><text:s text:c="3"/><text:span text:style-name="T2">}</text:span></text:p>
      <text:p text:style-name="P1"><text:span text:style-name="T1">129: </text:span><text:s text:c="3"/><text:span text:style-name="T3">/** <text:s text:c="4"/>Retorna o Segundo elemento <text:s text:c="5"/>*/</text:span></text:p>
      <text:p text:style-name="P1"><text:span text:style-name="T1">130: </text:span><text:s text:c="3"/><text:span text:style-name="T2">public</text:span> HumanNode getLast<text:span text:style-name="T2">()</text:span> <text:span text:style-name="T2">{</text:span></text:p>
      <text:p text:style-name="P1"><text:span text:style-name="T1">131: </text:span><text:s text:c="11"/><text:span text:style-name="T2">return</text:span> <text:span text:style-name="T2">this.</text:span>last<text:span text:style-name="T2">;</text:span></text:p>
      <text:p text:style-name="P1"><text:span text:style-name="T1">132: </text:span><text:s text:c="3"/><text:span text:style-name="T2">}</text:span></text:p>
      <text:p text:style-name="P1"><text:span text:style-name="T1">133: </text:span><text:s text:c="3"/><text:span text:style-name="T3">/** <text:s text:c="4"/>Imprime todos os nodos da lista na tela */</text:span></text:p>
      <text:p text:style-name="P1"><text:span text:style-name="T1">134: </text:span><text:s text:c="3"/><text:span text:style-name="T2">public</text:span> <text:span text:style-name="T2">void</text:span> printList<text:span text:style-name="T2">(){</text:span></text:p>
      <text:p text:style-name="P1"><text:span text:style-name="T1">135: </text:span><text:s text:c="11"/>HumanNode obj = first<text:span text:style-name="T2">;</text:span></text:p>
      <text:p text:style-name="P1"><text:span text:style-name="T1">136: </text:span><text:s text:c="11"/><text:span text:style-name="T2">for</text:span> <text:span text:style-name="T2">(int</text:span> i=0<text:span text:style-name="T2">;</text:span> i&lt; <text:span text:style-name="T2">this.</text:span>size<text:span text:style-name="T2">();</text:span> i++<text:span text:style-name="T2">)</text:span> <text:span text:style-name="T2">{</text:span></text:p>
      <text:p text:style-name="P1"><text:span text:style-name="T1">137: </text:span><text:s text:c="19"/>obj<text:span text:style-name="T2">.</text:span>printMe<text:span text:style-name="T2">();</text:span></text:p>
      <text:p text:style-name="P1"><text:span text:style-name="T1">138: </text:span><text:s text:c="19"/>obj = obj<text:span text:style-name="T2">.</text:span>next<text:span text:style-name="T2">;</text:span></text:p>
      <text:p text:style-name="P1"><text:span text:style-name="T1">139: </text:span><text:s text:c="11"/><text:span text:style-name="T2">}</text:span></text:p>
      <text:p text:style-name="P1"><text:span text:style-name="T1">140: </text:span><text:s text:c="3"/><text:span text:style-name="T2">}</text:span></text:p>
      <text:p text:style-name="P1"><text:span text:style-name="T1">141: </text:span><text:s text:c="3"/><text:span text:style-name="T3">/** <text:s text:c="4"/>Retorna todos os nodos da lista numa String <text:s text:c="4"/>*/</text:span></text:p>
      <text:p text:style-name="P1"><text:span text:style-name="T1">142: </text:span><text:s text:c="3"/><text:span text:style-name="T2">public</text:span> String printListG<text:span text:style-name="T2">(){</text:span></text:p>
      <text:p text:style-name="P1"><text:span text:style-name="T1">143: </text:span><text:s text:c="11"/>HumanNode obj = first<text:span text:style-name="T2">;</text:span></text:p>
      <text:p text:style-name="P1"><text:span text:style-name="T1">144: </text:span><text:s text:c="11"/>String retorno = ""<text:span text:style-name="T2">;</text:span></text:p>
      <text:p text:style-name="P1"><text:span text:style-name="T1">145: </text:span><text:s text:c="11"/><text:span text:style-name="T2">for</text:span> <text:span text:style-name="T2">(int</text:span> i=1<text:span text:style-name="T2">;</text:span> i&lt; <text:span text:style-name="T2">this.</text:span>size<text:span text:style-name="T2">()</text:span>+1<text:span text:style-name="T2">;</text:span> i++<text:span text:style-name="T2">)</text:span> <text:span text:style-name="T2">{</text:span></text:p>
      <text:p text:style-name="P1"><text:span text:style-name="T1">146: </text:span><text:s text:c="19"/>retorno +="Ocorrencia "+i+"\n"+</text:p>
      <text:p text:style-name="P1"><text:span text:style-name="T1">147: </text:span><text:s text:c="19"/>obj<text:span text:style-name="T2">.</text:span>printMeG<text:span text:style-name="T2">();</text:span></text:p>
      <text:p text:style-name="P1"><text:span text:style-name="T1">148: </text:span><text:s text:c="19"/>obj = obj<text:span text:style-name="T2">.</text:span>next<text:span text:style-name="T2">;</text:span></text:p>
      <text:p text:style-name="P1"><text:span text:style-name="T1">149: </text:span><text:s text:c="11"/><text:span text:style-name="T2">}</text:span></text:p>
      <text:p text:style-name="P1"><text:span text:style-name="T1">150: </text:span><text:s text:c="11"/><text:span text:style-name="T2">return</text:span> retorno<text:span text:style-name="T2">;</text:span></text:p>
      <text:p text:style-name="P1"><text:span text:style-name="T1">151: </text:span><text:s text:c="3"/><text:span text:style-name="T2">}</text:span></text:p>
      <text:p text:style-name="P3"><text:span text:style-name="T1">152: </text:span><text:span text:style-name="T2">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II - AEDS II</text:title><text:tab/><text:tab/><text:subject>Anexo I - CódigoFonte - HumanList.java</text:subject></text:p>
      </style:header>
      <style:footer>
        <text:p text:style-name="Footer"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dc:title>Trabalho Prático III - AEDS II</dc:title>
    <dc:subject>Anexo I - CódigoFonte - HumanList.java</dc:subject>
    <meta:initial-creator>Gustavo Guimaraes</meta:initial-creator>
    <meta:creation-date>2006-05-20T09:56:31</meta:creation-date>
    <dc:creator>Gustavo Guimaraes</dc:creator>
    <dc:date>2006-05-20T10:08:02</dc:date>
    <dc:language>pt-BR</dc:language>
    <meta:editing-cycles>3</meta:editing-cycles>
    <meta:editing-duration>PT11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58" meta:word-count="517" meta:character-count="5365"/>
  </office:meta>
</office:document-meta>
</file>